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dd5" officeooo:paragraph-rsid="001fbdd5"/>
    </style:style>
    <style:style style:name="P2" style:family="paragraph" style:parent-style-name="Standard">
      <style:text-properties officeooo:rsid="00211229" officeooo:paragraph-rsid="00211229"/>
    </style:style>
    <style:style style:name="P3" style:family="paragraph" style:parent-style-name="Standard">
      <style:text-properties officeooo:rsid="0021ff0a" officeooo:paragraph-rsid="0021ff0a"/>
    </style:style>
    <style:style style:name="P4" style:family="paragraph" style:parent-style-name="Standard">
      <style:text-properties officeooo:rsid="0022839b" officeooo:paragraph-rsid="0022839b"/>
    </style:style>
    <style:style style:name="P5" style:family="paragraph" style:parent-style-name="Standard">
      <style:text-properties officeooo:rsid="00270e8f" officeooo:paragraph-rsid="00270e8f"/>
    </style:style>
    <style:style style:name="P6" style:family="paragraph" style:parent-style-name="Standard">
      <style:text-properties fo:font-weight="bold" officeooo:rsid="00270e8f" officeooo:paragraph-rsid="00270e8f" style:font-weight-asian="bold" style:font-weight-complex="bold"/>
    </style:style>
    <style:style style:name="P7" style:family="paragraph" style:parent-style-name="Standard">
      <style:text-properties fo:font-weight="bold" officeooo:rsid="00279dfe" officeooo:paragraph-rsid="00279dfe" style:font-weight-asian="bold" style:font-weight-complex="bold"/>
    </style:style>
    <style:style style:name="P8" style:family="paragraph" style:parent-style-name="Standard" style:list-style-name="L1">
      <style:text-properties officeooo:rsid="001fbdd5" officeooo:paragraph-rsid="001fbdd5"/>
    </style:style>
    <style:style style:name="P9" style:family="paragraph" style:parent-style-name="Standard">
      <style:text-properties officeooo:rsid="001fbdd5" officeooo:paragraph-rsid="001fbdd5"/>
    </style:style>
    <style:style style:name="P10" style:family="paragraph" style:parent-style-name="Standard" style:list-style-name="L1">
      <style:text-properties officeooo:rsid="00211229" officeooo:paragraph-rsid="00211229"/>
    </style:style>
    <style:style style:name="P11" style:family="paragraph" style:parent-style-name="Standard" style:list-style-name="L2">
      <style:text-properties officeooo:rsid="0021ff0a" officeooo:paragraph-rsid="0021ff0a"/>
    </style:style>
    <style:style style:name="P12" style:family="paragraph" style:parent-style-name="Standard" style:list-style-name="L3">
      <style:text-properties officeooo:rsid="0021ff0a" officeooo:paragraph-rsid="0021ff0a"/>
    </style:style>
    <style:style style:name="P13" style:family="paragraph" style:parent-style-name="Standard" style:list-style-name="L2">
      <style:text-properties officeooo:rsid="0027063d" officeooo:paragraph-rsid="0027063d"/>
    </style:style>
    <style:style style:name="P14" style:family="paragraph" style:parent-style-name="Standard" style:list-style-name="L2">
      <style:text-properties officeooo:rsid="0023f98a" officeooo:paragraph-rsid="0023f98a"/>
    </style:style>
    <style:style style:name="P15" style:family="paragraph" style:parent-style-name="Standard" style:list-style-name="L2">
      <style:text-properties officeooo:rsid="0025ad0d" officeooo:paragraph-rsid="0025ad0d"/>
    </style:style>
    <style:style style:name="P16" style:family="paragraph" style:parent-style-name="Standard">
      <style:text-properties officeooo:rsid="0028051a" officeooo:paragraph-rsid="0028051a"/>
    </style:style>
    <style:style style:name="T1" style:family="text">
      <style:text-properties officeooo:rsid="002390bc"/>
    </style:style>
    <style:style style:name="T2" style:family="text">
      <style:text-properties officeooo:rsid="0023f98a"/>
    </style:style>
    <style:style style:name="T3" style:family="text">
      <style:text-properties officeooo:rsid="0027063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ords Display Website</text:p>
      <text:p text:style-name="P4">Created by Martin Schibel <text:span text:style-name="T1">(</text:span><text:a xlink:type="simple" xlink:href="mailto:mshd94@gmail.com" text:style-name="Internet_20_link" text:visited-style-name="Visited_20_Internet_20_Link"><text:span text:style-name="T1">mshd94@gmail.com</text:span></text:a><text:span text:style-name="T1">)</text:span></text:p>
      <text:p text:style-name="P4">Version 0.1 (26.03.2017)</text:p>
      <text:p text:style-name="P1"/>
      <text:p text:style-name="P1">Documentation:</text:p>
      <text:p text:style-name="P1"/>
      <text:p text:style-name="P16">Legal Issues:</text:p>
      <text:p text:style-name="P16">-Legal to publish Lyrics of songs, copyright questions</text:p>
      <text:p text:style-name="P1"/>
      <text:p text:style-name="P1">Requirements:</text:p>
      <text:list xml:id="list7544541315601147093" text:style-name="L1">
        <text:list-item>
          <text:p text:style-name="P8">UI running on Laravel 5.4 using PHP</text:p>
        </text:list-item>
        <text:list-item>
          <text:p text:style-name="P8">List, select, search, display Artist and their Songs</text:p>
        </text:list-item>
        <text:list-item>
          <text:p text:style-name="P8">Show chords of songs and display them</text:p>
        </text:list-item>
        <text:list-item>
          <text:p text:style-name="P8">Use a database to store songs</text:p>
          <text:list>
            <text:list-item>
              <text:p text:style-name="P10">Columns: id, artist, title, lastedit, category, hits, body, open</text:p>
            </text:list-item>
          </text:list>
        </text:list-item>
      </text:list>
      <text:p text:style-name="P2"/>
      <text:p text:style-name="P3">Format used to store the chords {database→body}</text:p>
      <text:list xml:id="list2203962905889562157" text:style-name="L2">
        <text:list-item>
          <text:p text:style-name="P11">Commands</text:p>
          <text:list>
            <text:list-item>
              <text:p text:style-name="P11">{soc} Start of Chorus</text:p>
            </text:list-item>
            <text:list-item>
              <text:p text:style-name="P11">{sov} Start of verse</text:p>
            </text:list-item>
            <text:list-item>
              <text:p text:style-name="P11">{sob} Start of bridge</text:p>
            </text:list-item>
            <text:list-item>
              <text:p text:style-name="P11">{sot} Start of tabulated block </text:p>
              <text:list>
                <text:list-item>
                  <text:p text:style-name="P13">Tab block is treated differently as it is considered a subsection, it can be within another section, for that reason it MUST be closed with {eot}</text:p>
                </text:list-item>
              </text:list>
            </text:list-item>
            <text:list-item>
              <text:p text:style-name="P11">{c: … } Comment</text:p>
            </text:list-item>
            <text:list-item>
              <text:p text:style-name="P11">! <text:span text:style-name="T2">used to force the chords and lyrics written in one line, as usually used for Intro and Outro</text:span></text:p>
            </text:list-item>
            <text:list-item>
              <text:p text:style-name="P14">{chorus}-<text:span text:style-name="T3">&gt;{roc}</text:span> used to repeat Chorus</text:p>
            </text:list-item>
            <text:list-item>
              <text:p text:style-name="P13">{repeat_of_<text:span text:style-name="T4">(section)</text:span>} used to indicate that a section is repeated</text:p>
            </text:list-item>
            <text:list-item>
              <text:p text:style-name="P15"># comments the line, not displayed</text:p>
            </text:list-item>
            <text:list-item>
              <text:p text:style-name="P15"/>
            </text:list-item>
          </text:list>
        </text:list-item>
        <text:list-item>
          <text:p text:style-name="P11">Commands do not have to be closed (as compared to ChordPro format), the system automatically closes them as soon as another section opens</text:p>
        </text:list-item>
      </text:list>
      <text:p text:style-name="P3"/>
      <text:p text:style-name="P5">Functions</text:p>
      <text:p text:style-name="P6">Chord_preparse($body) → array(‘error’→ string, ‘body’ → string)</text:p>
      <text:p text:style-name="P5">Checks the syntax of chords text. It goes through every line and checks if the directives are valid</text:p>
      <text:p text:style-name="P5">If there is any error it returns an array with an error message in the array element.</text:p>
      <text:p text:style-name="P5">If there is no error it returns and array with ‘body’ equals the a well-formed chord format.</text:p>
      <text:p text:style-name="P5">It adds the {eo… } command if a sections hasn’t been closed</text:p>
      <text:p text:style-name="P5"/>
      <text:p text:style-name="P7">ChordPro_Parse(array $chordlines) → string in HTML format</text:p>
      <text:p text:style-name="P5"/>
      <text:p text:style-name="P3">Process of displaying chords:</text:p>
      <text:list xml:id="list3756379109469982701" text:style-name="L3">
        <text:list-item>
          <text:p text:style-name="P12">Route: /song/{id}</text:p>
        </text:list-item>
        <text:list-item>
          <text:p text:style-name="P12">Check for song in the 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0:00:38.764890894</meta:creation-date>
    <meta:generator>LibreOffice/5.2.2.2$Linux_X86_64 LibreOffice_project/20m0$Build-2</meta:generator>
    <dc:date>2017-04-16T20:39:26.736959072</dc:date>
    <meta:editing-duration>PT20M35S</meta:editing-duration>
    <meta:editing-cycles>11</meta:editing-cycles>
    <meta:document-statistic meta:table-count="0" meta:image-count="0" meta:object-count="0" meta:page-count="1" meta:paragraph-count="36" meta:word-count="288" meta:character-count="1636" meta:non-whitespace-character-count="1402"/>
  </office:meta>
</office:document-meta>
</file>